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automatic-styles>
    <style:style style:name="P1" style:family="paragraph" style:parent-style-name="Heading_20_1">
      <style:text-properties officeooo:rsid="00010a8c" officeooo:paragraph-rsid="00010a8c"/>
    </style:style>
    <style:style style:name="P2" style:family="paragraph" style:parent-style-name="Text_20_body">
      <style:text-properties officeooo:rsid="00010a8c" officeooo:paragraph-rsid="00010a8c"/>
    </style:style>
    <style:style style:name="P3" style:family="paragraph" style:parent-style-name="Text_20_body" style:list-style-name="L1">
      <style:text-properties officeooo:rsid="00010a8c" officeooo:paragraph-rsid="00010a8c"/>
    </style:style>
    <style:style style:name="P4" style:family="paragraph" style:parent-style-name="Text_20_body" style:list-style-name="L2">
      <style:text-properties officeooo:rsid="00010a8c" officeooo:paragraph-rsid="00010a8c"/>
    </style:style>
    <style:style style:name="P5" style:family="paragraph" style:parent-style-name="Title">
      <style:text-properties officeooo:rsid="00010a8c" officeooo:paragraph-rsid="00010a8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pcake Shop</text:p>
      <text:h text:style-name="P1" text:outline-level="1">Overview</text:h>
      <text:p text:style-name="P2">The client would like a website that helps users to customize cakes. The user should be able to pick from a selection of flavours and colours as well as optional decorations. A price list should be kept up to date and displayed allowing the user to see the total cost. The website should be suitable for mobile devices.</text:p>
      <text:h text:style-name="P1" text:outline-level="1">Goals</text:h>
      <text:list xml:id="list3249204345" text:style-name="L1">
        <text:list-item>
          <text:p text:style-name="P3">Create a simple website that lists all types of cake available.</text:p>
        </text:list-item>
        <text:list-item>
          <text:p text:style-name="P3">Allow users to customize the cakes and update the total cost at the end of the page.</text:p>
        </text:list-item>
        <text:list-item>
          <text:p text:style-name="P3">Website should be mobile friendly.</text:p>
        </text:list-item>
      </text:list>
      <text:h text:style-name="P1" text:outline-level="1">Specifications</text:h>
      <text:p text:style-name="P2">Five different cakes must be available with the user being able to customize the following:</text:p>
      <text:list xml:id="list873298420" text:style-name="L2">
        <text:list-item>
          <text:p text:style-name="P4">Flavour</text:p>
        </text:list-item>
        <text:list-item>
          <text:p text:style-name="P4">Colour</text:p>
        </text:list-item>
        <text:list-item>
          <text:p text:style-name="P4">Decorations</text:p>
        </text:list-item>
        <text:list-item>
          <text:p text:style-name="P4">Text icing (Up to a maximum of 16 characters) with the cost per letter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 SemiBold" fo:font-family="'Zilla Slab SemiBold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Zilla Slab" fo:font-family="'Zilla Slab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Zilla Slab" fo:font-family="'Zilla Slab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Zilla Slab" fo:font-family="'Zilla Slab'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1T17:01:19.511517191</meta:creation-date>
    <dc:date>2022-07-31T17:07:43.534986641</dc:date>
    <meta:editing-duration>PT6M24S</meta:editing-duration>
    <meta:editing-cycles>1</meta:editing-cycles>
    <meta:document-statistic meta:table-count="0" meta:image-count="0" meta:object-count="0" meta:page-count="1" meta:paragraph-count="13" meta:word-count="135" meta:character-count="734" meta:non-whitespace-character-count="619"/>
    <meta:generator>LibreOffice/7.3.4.2$Linux_X86_64 LibreOffice_project/30$Build-2</meta:generator>
  </office:meta>
</office:document-meta>
</file>